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1.0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402in" draw:fill="none" draw:textarea-horizontal-align="center" draw:textarea-vertical-align="middle" fo:padding-top="0.0197in" fo:padding-bottom="0.0197in" fo:padding-left="0.0197in" fo:padding-right="0.0197in" draw:ole-draw-aspect="1"/>
    </style:style>
    <style:style style:name="gr2" style:family="graphic">
      <style:graphic-properties draw:stroke="solid" svg:stroke-width="0.0201in" draw:fill="none" draw:textarea-horizontal-align="center" draw:textarea-vertical-align="middle" draw:ole-draw-aspect="1"/>
    </style:style>
    <style:style style:name="gr3" style:family="graphic">
      <style:graphic-properties draw:stroke="solid" svg:stroke-width="0.0201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gr4" style:family="graphic">
      <style:graphic-properties draw:stroke="solid" svg:stroke-width="0.0201in" draw:fill="none" draw:textarea-horizontal-align="center" draw:textarea-vertical-align="middle" fo:padding-top="-0.0098in" fo:padding-bottom="-0.0098in" fo:padding-left="-0.0098in" fo:padding-right="-0.0098in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Courier New1"/>
    </style:style>
    <style:style style:name="T2" style:family="text">
      <style:text-properties style:font-name="Courier New"/>
    </style:style>
  </office:automatic-styles>
  <office:body>
    <office:spreadsheet>
      <table:table table:name="Final" table:style-name="ta1" table:print="false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>
            <draw:frame table:end-cell-address="Final.K35" table:end-x="0.8142in" table:end-y="0.0091in" draw:z-index="0" draw:style-name="gr1" draw:text-style-name="P1" svg:width="9.6256in" svg:height="5.1878in" svg:x="0.0787in" svg:y="0.1555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 table:number-rows-repeated="37">
          <table:table-cell table:number-columns-repeated="2"/>
        </table:table-row>
        <table:table-row table:style-name="ro1">
          <table:table-cell/>
          <table:table-cell>
            <draw:frame table:end-cell-address="Final.J62" table:end-x="0.7598in" table:end-y="0.1157in" draw:z-index="1" draw:style-name="gr2" draw:text-style-name="P1" svg:width="7.7701in" svg:height="3.4098in" svg:x="0.102in" svg:y="0.0843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>
            <draw:frame table:end-cell-address="Final.J83" table:end-x="0.7547in" table:end-y="0.1634in" draw:z-index="2" draw:style-name="gr3" draw:text-style-name="P1" svg:width="7.7654in" svg:height="3.5429in" svg:x="0.1016in" svg:y="0.1768in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ce4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11" table:number-rows-spanned="4">
            <text:p><text:span text:style-name="T1">Learning rate, α=0.1 </text:span></text:p>
            <text:p><text:span text:style-name="T1">Discount rate, </text:span><text:span text:style-name="T2">γ=0.9 </text:span></text:p>
            <text:p><text:span text:style-name="T2">Exploration probability, 1-ε=0 → ε=1</text:span></text:p>
          </table:table-cell>
          <table:covered-table-cell table:style-name="ce2"/>
          <table:covered-table-cell table:number-columns-repeated="9"/>
        </table:table-row>
        <table:table-row table:style-name="ro1">
          <table:covered-table-cell table:style-name="ce2" office:value-type="string">
            <text:p><text:span text:style-name="T1">Discount rate, </text:span>γ=0.9 </text:p>
          </table:covered-table-cell>
          <table:covered-table-cell table:style-name="ce2"/>
          <table:covered-table-cell table:number-columns-repeated="9"/>
        </table:table-row>
        <table:table-row table:style-name="ro1">
          <table:covered-table-cell table:style-name="ce2" office:value-type="string">
            <text:p>Exploration probability, 1-ε=0.1</text:p>
          </table:covered-table-cell>
          <table:covered-table-cell table:style-name="ce2"/>
          <table:covered-table-cell table:number-columns-repeated="9"/>
        </table:table-row>
        <table:table-row table:style-name="ro1">
          <table:covered-table-cell table:number-columns-repeated="2" table:style-name="ce2"/>
          <table:covered-table-cell table:number-columns-repeated="9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3" office:value-type="string">
            <text:p>Episode</text:p>
          </table:table-cell>
          <table:table-cell table:style-name="ce3" office:value-type="string">
            <text:p>Steps</text:p>
          </table:table-cell>
          <table:table-cell>
            <draw:frame table:end-cell-address="Sheet2.K26" table:end-x="0.7909in" table:end-y="0.0366in" draw:z-index="0" draw:style-name="gr4" draw:text-style-name="P1" svg:width="7.7598in" svg:height="3.7575in" svg:x="0.1433in" svg:y="0.1839in">
              <draw:object draw:notify-on-update-of-ranges="Sheet2.B6:Sheet2.B6 Sheet2.B7:Sheet2.B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9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table:number-columns-repeated="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table:number-columns-repeated="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table:number-columns-repeated="9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9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9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9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9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number-columns-repeated="9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number-columns-repeated="9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9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table:number-columns-repeated="9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number-columns-repeated="9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number-columns-repeated="9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2" table:default-cell-style-name="ce4"/>
        <table:table-column table:style-name="co1" table:default-cell-style-name="ce5"/>
        <table:table-column table:style-name="co1" table:number-columns-repeated="9" table:default-cell-style-name="Default"/>
        <table:table-row table:style-name="ro2">
          <table:table-cell table:style-name="ce2" table:number-columns-repeated="2"/>
          <table:table-cell table:number-columns-repeated="9"/>
        </table:table-row>
        <table:table-row table:style-name="ro1">
          <table:table-cell table:style-name="ce1" office:value-type="string" table:number-columns-spanned="11" table:number-rows-spanned="4">
            <text:p><text:span text:style-name="T1">Learning rate, α=0.1 </text:span></text:p>
            <text:p><text:span text:style-name="T1">Discount rate, </text:span>γ=0.9 </text:p>
            <text:p>Exploration probability, 1-ε=0.1 → ε=0.9</text:p>
          </table:table-cell>
          <table:covered-table-cell table:style-name="ce2"/>
          <table:covered-table-cell table:number-columns-repeated="9"/>
        </table:table-row>
        <table:table-row table:style-name="ro1">
          <table:covered-table-cell table:number-columns-repeated="2" table:style-name="ce2"/>
          <table:covered-table-cell table:number-columns-repeated="9"/>
        </table:table-row>
        <table:table-row table:style-name="ro1">
          <table:covered-table-cell table:number-columns-repeated="2" table:style-name="ce2"/>
          <table:covered-table-cell table:number-columns-repeated="9"/>
        </table:table-row>
        <table:table-row table:style-name="ro1">
          <table:covered-table-cell table:number-columns-repeated="2" table:style-name="ce2"/>
          <table:covered-table-cell table:number-columns-repeated="9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3" office:value-type="string">
            <text:p>Episode</text:p>
          </table:table-cell>
          <table:table-cell table:style-name="ce3" office:value-type="string">
            <text:p>Steps</text:p>
          </table:table-cell>
          <table:table-cell>
            <draw:frame table:end-cell-address="Sheet3.K27" table:end-x="0.7933in" table:end-y="0.087in" draw:z-index="0" draw:style-name="gr3" draw:text-style-name="P1" svg:width="7.7028in" svg:height="3.9079in" svg:x="0.2028in" svg:y="0.0839in">
              <draw:object draw:notify-on-update-of-ranges="Sheet3.A8:Sheet3.A27 Sheet3.B7:Sheet3.B7 Sheet3.B8:Sheet3.B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table:number-columns-repeated="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table:number-columns-repeated="9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9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9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9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9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9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9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table:number-columns-repeated="9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9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9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table:number-columns-repeated="9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number-columns-repeated="9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table:number-columns-repeated="9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table:number-columns-repeated="9"/>
        </table:table-row>
      </table:table>
      <table:table table:name="QLearning" table:style-name="ta1" table:print="false">
        <table:table-column table:style-name="co1" table:default-cell-style-name="Default"/>
        <table:table-column table:style-name="co1" table:default-cell-style-name="ce6"/>
        <table:table-column table:style-name="co3" table:default-cell-style-name="ce6"/>
        <table:table-row table:style-name="ro1" table:number-rows-repeated="5">
          <table:table-cell/>
          <table:table-cell table:style-name="Default" table:number-columns-repeated="2"/>
        </table:table-row>
        <table:table-row table:style-name="ro1">
          <table:table-cell>
            <draw:frame table:end-cell-address="QLearning.K35" table:end-x="0.8417in" table:end-y="0.0736in" draw:z-index="0" draw:style-name="gr1" draw:text-style-name="P1" svg:width="9.8449in" svg:height="5.1878in" svg:x="0.0772in" svg:y="0.0421in">
              <draw:object draw:notify-on-update-of-ranges="QLearning.A44:QLearning.A44 QLearning.A45:QLearning.A1044 QLearning.C44:QLearning.C44 QLearning.C45:QLearning.C1044 QLearning.B44:QLearning.B44 QLearning.B45:QLearning.B104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</table:table-row>
        <table:table-row table:style-name="ro1" table:number-rows-repeated="37">
          <table:table-cell/>
          <table:table-cell table:style-name="Default" table:number-columns-repeated="2"/>
        </table:table-row>
        <table:table-row table:style-name="ro1">
          <table:table-cell office:value-type="string">
            <text:p>Episode</text:p>
          </table:table-cell>
          <table:table-cell table:style-name="Default" office:value-type="string">
            <text:p>Without noise</text:p>
          </table:table-cell>
          <table:table-cell table:style-name="Default" office:value-type="string">
            <text:p>With 10% Noi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64">
            <text:p>1564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0">
            <text:p>410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2">
            <text:p>772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50">
            <text:p>850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6">
            <text:p>716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">
            <text:p>24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30">
            <text:p>930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4">
            <text:p>59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2">
            <text:p>772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6">
            <text:p>45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2">
            <text:p>45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2">
            <text:p>682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8">
            <text:p>638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8">
            <text:p>338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8">
            <text:p>39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26">
            <text:p>426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4">
            <text:p>264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2">
            <text:p>17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2">
            <text:p>24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42">
            <text:p>54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4">
            <text:p>184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6">
            <text:p>37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6">
            <text:p>36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6">
            <text:p>206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8">
            <text:p>248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76">
            <text:p>276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6">
            <text:p>526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6">
            <text:p>216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8">
            <text:p>228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4">
            <text:p>134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8">
            <text:p>41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4">
            <text:p>12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6">
            <text:p>20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8">
            <text:p>268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2">
            <text:p>12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94">
            <text:p>29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2">
            <text:p>402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6">
            <text:p>166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0">
            <text:p>12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62">
            <text:p>46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8">
            <text:p>12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76">
            <text:p>276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2">
            <text:p>172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4">
            <text:p>15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52">
            <text:p>25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6">
            <text:p>17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14">
            <text:p>214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12">
            <text:p>21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32">
            <text:p>43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16">
            <text:p>21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2">
            <text:p>26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8">
            <text:p>15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42">
            <text:p>14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36">
            <text:p>13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20">
            <text:p>22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0">
            <text:p>90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0">
            <text:p>22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6">
            <text:p>19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6">
            <text:p>8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0">
            <text:p>170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4">
            <text:p>15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48">
            <text:p>14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32">
            <text:p>23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4">
            <text:p>9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76">
            <text:p>27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4">
            <text:p>104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2">
            <text:p>10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08">
            <text:p>208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4">
            <text:p>7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18">
            <text:p>11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2">
            <text:p>202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4">
            <text:p>17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6">
            <text:p>5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6">
            <text:p>10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4">
            <text:p>9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4">
            <text:p>64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66">
            <text:p>6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34">
            <text:p>23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22">
            <text:p>12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32">
            <text:p>132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4">
            <text:p>15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2">
            <text:p>18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6">
            <text:p>7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4">
            <text:p>10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18">
            <text:p>11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62">
            <text:p>16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16">
            <text:p>11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02">
            <text:p>10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98">
            <text:p>98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8">
            <text:p>15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24">
            <text:p>12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66">
            <text:p>16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4">
            <text:p>4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28">
            <text:p>12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94">
            <text:p>9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6">
            <text:p>5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6">
            <text:p>14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8">
            <text:p>4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78">
            <text:p>7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6">
            <text:p>1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30">
            <text:p>13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2">
            <text:p>6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6">
            <text:p>7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6">
            <text:p>6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32">
            <text:p>132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4">
            <text:p>4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96">
            <text:p>9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4">
            <text:p>7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54">
            <text:p>5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8">
            <text:p>7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54">
            <text:p>5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8">
            <text:p>4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number-columns-repeated="2" office:value-type="float" office:value="58">
            <text:p>5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6">
            <text:p>4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06">
            <text:p>10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6">
            <text:p>3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float" office:value="68">
            <text:p>6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float" office:value="44">
            <text:p>4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10">
            <text:p>1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42">
            <text:p>4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4">
            <text:p>4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float" office:value="42">
            <text:p>42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88">
            <text:p>8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62">
            <text:p>6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number-columns-repeated="2" office:value-type="float" office:value="48">
            <text:p>48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number-columns-repeated="2" office:value-type="float" office:value="42">
            <text:p>42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float" office:value="42">
            <text:p>4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number-columns-repeated="2" office:value-type="float" office:value="42">
            <text:p>42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number-columns-repeated="2" office:value-type="float" office:value="42">
            <text:p>42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number-columns-repeated="2" office:value-type="float" office:value="44">
            <text:p>44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number-columns-repeated="2" office:value-type="float" office:value="42">
            <text:p>42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</table:table-row>
      </table:table>
      <table:table table:name="First 100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office:value-type="string">
            <text:p>Episode</text:p>
          </table:table-cell>
          <table:table-cell table:style-name="Default" office:value-type="string">
            <text:p>Without noise</text:p>
          </table:table-cell>
          <table:table-cell table:style-name="Default" office:value-type="string">
            <text:p>With 10% Nois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64">
            <text:p>1564</text:p>
          </table:table-cell>
          <table:table-cell office:value-type="float" office:value="508">
            <text:p>508</text:p>
          </table:table-cell>
          <table:table-cell>
            <draw:frame table:end-cell-address="'First 100'.L21" table:end-x="0.8453in" table:end-y="0.1677in" draw:z-index="0" draw:style-name="gr2" draw:text-style-name="P1" svg:width="7.6169in" svg:height="3.4098in" svg:x="0.3406in" svg:y="0.1362in">
              <draw:object draw:notify-on-update-of-ranges="'First 100'.A1:'First 100'.A1 'First 100'.A2:'First 100'.A102 'First 100'.C1:'First 100'.C1 'First 100'.C2:'First 100'.C102 'First 100'.B1:'First 100'.B1 'First 100'.B2:'First 100'.B10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1862">
            <text:p>186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0">
            <text:p>410</text:p>
          </table:table-cell>
          <table:table-cell office:value-type="float" office:value="1022">
            <text:p>102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2">
            <text:p>772</text:p>
          </table:table-cell>
          <table:table-cell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410">
            <text:p>4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50">
            <text:p>850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6">
            <text:p>716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office:value-type="float" office:value="904">
            <text:p>9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">
            <text:p>24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30">
            <text:p>930</text:p>
          </table:table-cell>
          <table:table-cell office:value-type="float" office:value="880">
            <text:p>88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4">
            <text:p>594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  <table:table-cell office:value-type="float" office:value="1020">
            <text:p>102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2">
            <text:p>772</text:p>
          </table:table-cell>
          <table:table-cell office:value-type="float" office:value="888">
            <text:p>88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6">
            <text:p>456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896">
            <text:p>89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2">
            <text:p>45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2">
            <text:p>68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8">
            <text:p>638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8">
            <text:p>338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8">
            <text:p>398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26">
            <text:p>426</text:p>
          </table:table-cell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4">
            <text:p>264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2">
            <text:p>172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2">
            <text:p>242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42">
            <text:p>54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4">
            <text:p>184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6">
            <text:p>376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6">
            <text:p>366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6">
            <text:p>206</text:p>
          </table:table-cell>
          <table:table-cell office:value-type="float" office:value="376">
            <text:p>37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8">
            <text:p>248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76">
            <text:p>276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6">
            <text:p>526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6">
            <text:p>216</text:p>
          </table:table-cell>
          <table:table-cell office:value-type="float" office:value="426">
            <text:p>42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8">
            <text:p>22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4">
            <text:p>134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8">
            <text:p>418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4">
            <text:p>124</text:p>
          </table:table-cell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6">
            <text:p>206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8">
            <text:p>268</text:p>
          </table:table-cell>
          <table:table-cell office:value-type="float" office:value="358">
            <text:p>35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2">
            <text:p>122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94">
            <text:p>29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2">
            <text:p>402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6">
            <text:p>166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0">
            <text:p>12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62">
            <text:p>462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8">
            <text:p>12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76">
            <text:p>27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2">
            <text:p>172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4">
            <text:p>154</text:p>
          </table:table-cell>
          <table:table-cell office:value-type="float" office:value="430">
            <text:p>43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52">
            <text:p>252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6">
            <text:p>176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14">
            <text:p>21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12">
            <text:p>2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32">
            <text:p>432</text:p>
          </table:table-cell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16">
            <text:p>216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2">
            <text:p>262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376">
            <text:p>37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/>
        </table:table-row>
      </table:table>
      <table:table table:name="Convergence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office:value-type="string">
            <text:p>Episodes</text:p>
          </table:table-cell>
          <table:table-cell table:style-name="Default" office:value-type="string">
            <text:p>Without noise</text:p>
          </table:table-cell>
          <table:table-cell table:style-name="Default" office:value-type="string">
            <text:p>With 10% Noise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>
            <draw:frame table:end-cell-address="Convergence.M24" table:end-x="0.1154in" table:end-y="0.026in" draw:z-index="0" draw:style-name="gr3" draw:text-style-name="P1" svg:width="7.7654in" svg:height="3.5429in" svg:x="0.3512in" svg:y="0.0394in">
              <draw:object draw:notify-on-update-of-ranges="Convergence.A1:Convergence.A1 Convergence.A2:Convergence.A101 Convergence.C1:Convergence.C1 Convergence.C2:Convergence.C101 Convergence.B1:Convergence.B1 Convergence.B2:Convergence.B10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55">
            <text:p>855</text:p>
          </table:table-cell>
          <table:table-cell table:number-columns-repeated="2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63">
            <text:p>863</text:p>
          </table:table-cell>
          <table:table-cell table:number-columns-repeated="2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 table:number-columns-repeated="2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91">
            <text:p>891</text:p>
          </table:table-cell>
          <table:table-cell table:number-columns-repeated="2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" style:print-orientation="landscape" fo:margin-top="0.5in" fo:margin-bottom="0.5in" fo:margin-left="0.4in" fo:margin-right="0.4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5/07/2013</text:date>, <text:time>21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0:17:48.91</meta:creation-date>
    <dc:date>2013-05-07T21:13:39.56</dc:date>
    <meta:editing-duration>PT10H22M38S</meta:editing-duration>
    <meta:editing-cycles>9</meta:editing-cycles>
    <meta:generator>OpenOffice.org/3.4$Win32 OpenOffice.org_project/340m1$Build-9590</meta:generator>
    <meta:document-statistic meta:table-count="6" meta:cell-count="370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11cm" svg:height="9.545cm" xlink:href=".." xlink:type="simple" chart:class="chart:line" chart:style-name="ch1">
        <chart:title svg:x="6.901cm" svg:y="0.326cm" chart:style-name="ch2">
          <text:p>Greedy Q-Learning w/o Noise</text:p>
        </chart:title>
        <chart:plot-area chart:style-name="ch3" table:cell-range-address="Sheet2.B6:Sheet2.B26" chart:data-source-has-labels="row" svg:x="0.843cm" svg:y="0.918cm" svg:width="18.607cm" svg:height="7.499cm">
          <chartooo:coordinate-region svg:x="1.65cm" svg:y="1.13cm" svg:width="17.613cm" svg:height="6.614cm"/>
          <chart:axis chart:dimension="x" chart:name="primary-x" chart:style-name="ch4">
            <chart:title svg:x="9.48cm" svg:y="8.608cm" chart:style-name="ch5">
              <text:p>Episode</text:p>
            </chart:title>
          </chart:axis>
          <chart:axis chart:dimension="y" chart:name="primary-y" chart:style-name="ch4">
            <chart:title svg:x="0.001cm" svg:y="5.703cm" chart:style-name="ch6">
              <text:p>Steps to Goal</text:p>
            </chart:title>
            <chart:grid chart:style-name="ch7" chart:class="major"/>
          </chart:axis>
          <chart:series chart:style-name="ch8" chart:values-cell-range-address="Sheet2.B7:Sheet2.B26" chart:label-cell-address="Sheet2.B6:Sheet2.B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s</text:p>
                <draw:g>
                  <svg:desc>Sheet2.B6:Sheet2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">
                <text:p>212</text:p>
                <draw:g>
                  <svg:desc>Sheet2.B7:Sheet2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66cm" svg:height="9.927cm" xlink:href=".." xlink:type="simple" chart:class="chart:line" chart:style-name="ch1">
        <chart:title svg:x="6.313cm" svg:y="0.334cm" chart:style-name="ch2">
          <text:p>Greedy Q-Learning with 10% noise</text:p>
        </chart:title>
        <chart:plot-area chart:style-name="ch3" table:cell-range-address="Sheet3.A7:Sheet3.B27" chart:data-source-has-labels="both" svg:x="1.429cm" svg:y="1.707cm" svg:width="17.355cm" svg:height="7.014cm">
          <chartooo:coordinate-region svg:x="2.236cm" svg:y="1.919cm" svg:width="16.361cm" svg:height="6.129cm"/>
          <chart:axis chart:dimension="x" chart:name="primary-x" chart:style-name="ch4" chartooo:axis-type="auto">
            <chartooo:date-scale/>
            <chart:title svg:x="9.44cm" svg:y="8.92cm" chart:style-name="ch5">
              <text:p>Episode</text:p>
            </chart:title>
            <chart:categories table:cell-range-address="Sheet3.A8:Sheet3.A27"/>
          </chart:axis>
          <chart:axis chart:dimension="y" chart:name="primary-y" chart:style-name="ch4">
            <chart:title svg:x="0.451cm" svg:y="6.25cm" chart:style-name="ch6">
              <text:p>Steps to Goal</text:p>
            </chart:title>
            <chart:grid chart:style-name="ch7" chart:class="major"/>
          </chart:axis>
          <chart:series chart:style-name="ch8" chart:values-cell-range-address="Sheet3.B8:Sheet3.B27" chart:label-cell-address="Sheet3.B7:Sheet3.B7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s</text:p>
                <draw:g>
                  <svg:desc>Sheet3.B7:Sheet3.B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8:Sheet3.A27</svg:desc>
                </draw:g>
              </table:table-cell>
              <table:table-cell office:value-type="float" office:value="680">
                <text:p>680</text:p>
                <draw:g>
                  <svg:desc>Sheet3.B8:Sheet3.B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76cm" svg:stroke-color="#808080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48cm" svg:height="8.662cm" xlink:href=".." xlink:type="simple" chart:class="chart:line" chart:style-name="ch1">
        <chart:title svg:x="5.225cm" svg:y="0.309cm" chart:style-name="ch2">
          <text:p>Q-Learning (Magnified Initial episodes 1-100)</text:p>
        </chart:title>
        <chart:legend svg:x="12.45cm" svg:y="1.477cm" style:legend-expansion="custom" chartooo:width="5.87cm" chartooo:height="1.104cm" style:legend-expansion-aspect-ratio="5.31702898550725" chart:style-name="ch3"/>
        <chart:plot-area chart:style-name="ch4" table:cell-range-address="'First 100'.A1:'First 100'.C102" chart:data-source-has-labels="both" svg:x="1.137cm" svg:y="1.135cm" svg:width="17.366cm" svg:height="6.422cm">
          <chartooo:coordinate-region svg:x="2.129cm" svg:y="1.347cm" svg:width="16.374cm" svg:height="5.998cm"/>
          <chart:axis chart:dimension="x" chart:name="primary-x" chart:style-name="ch5" chartooo:axis-type="auto">
            <chartooo:date-scale/>
            <chart:title svg:x="9.154cm" svg:y="7.731cm" chart:style-name="ch6">
              <text:p>Episode</text:p>
            </chart:title>
            <chart:categories table:cell-range-address="'First 100'.A2:'First 100'.A102"/>
          </chart:axis>
          <chart:axis chart:dimension="y" chart:name="primary-y" chart:style-name="ch7">
            <chart:title svg:x="0.164cm" svg:y="5.382cm" chart:style-name="ch8">
              <text:p>Steps to Goal</text:p>
            </chart:title>
            <chart:grid chart:style-name="ch9" chart:class="major"/>
          </chart:axis>
          <chart:series chart:style-name="ch10" chart:values-cell-range-address="'First 100'.C2:'First 100'.C102" chart:label-cell-address="'First 100'.C1:'First 100'.C1" chart:class="chart:line">
            <chart:data-point chart:repeated="101"/>
          </chart:series>
          <chart:series chart:style-name="ch11" chart:values-cell-range-address="'First 100'.B2:'First 100'.B102" chart:label-cell-address="'First 100'.B1:'First 100'.B1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10% Noise</text:p>
                <draw:g>
                  <svg:desc>'First 100'.C1:'First 100'.C1</svg:desc>
                </draw:g>
              </table:table-cell>
              <table:table-cell office:value-type="string">
                <text:p>Without noise</text:p>
                <draw:g>
                  <svg:desc>'First 100'.B1:'First 100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First 100'.A2:'First 100'.A102</svg:desc>
                </draw:g>
              </table:table-cell>
              <table:table-cell office:value-type="float" office:value="508">
                <text:p>508</text:p>
                <draw:g>
                  <svg:desc>'First 100'.C2:'First 100'.C102</svg:desc>
                </draw:g>
              </table:table-cell>
              <table:table-cell office:value-type="float" office:value="1564">
                <text:p>1564</text:p>
                <draw:g>
                  <svg:desc>'First 100'.B2:'First 100'.B1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62">
                <text:p>186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8">
                <text:p>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22">
                <text:p>102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80">
                <text:p>7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4">
                <text:p>19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6">
                <text:p>26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04">
                <text:p>9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80">
                <text:p>88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0">
                <text:p>10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06">
                <text:p>50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88">
                <text:p>88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96">
                <text:p>89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12">
                <text:p>2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2">
                <text:p>67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8">
                <text:p>2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76">
                <text:p>67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82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4">
                <text:p>19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4">
                <text:p>1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2">
                <text:p>14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2">
                <text:p>36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6">
                <text:p>13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6">
                <text:p>3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22">
                <text:p>32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8">
                <text:p>2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8">
                <text:p>21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8">
                <text:p>23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26">
                <text:p>42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6">
                <text:p>2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76">
                <text:p>27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62">
                <text:p>2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8">
                <text:p>22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8">
                <text:p>35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78">
                <text:p>1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0">
                <text:p>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2">
                <text:p>27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2">
                <text:p>1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46">
                <text:p>4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36">
                <text:p>2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04">
                <text:p>20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42">
                <text:p>44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0">
                <text:p>4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4">
                <text:p>1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6">
                <text:p>1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6">
                <text:p>2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0">
                <text:p>1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38">
                <text:p>1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96">
                <text:p>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56">
                <text:p>15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6">
                <text:p>2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8">
                <text:p>10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4">
                <text:p>1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8">
                <text:p>13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76">
                <text:p>3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76cm" svg:stroke-color="#808080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-dash="Fine_20_Dashed_20__28_var_29_" svg:stroke-width="0.025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07cm" svg:height="13.178cm" xlink:href=".." xlink:type="simple" chart:class="chart:line" chart:style-name="ch1">
        <chart:title svg:x="10.554cm" svg:y="0.399cm" chart:style-name="ch2">
          <text:p>Greedy Q-Learning</text:p>
        </chart:title>
        <chart:legend svg:x="16.568cm" svg:y="2.147cm" style:legend-expansion="custom" chartooo:width="6.546cm" chartooo:height="1.301cm" style:legend-expansion-aspect-ratio="5.0315142198309" chart:style-name="ch3"/>
        <chart:plot-area chart:style-name="ch4" table:cell-range-address="QLearning.A44:QLearning.C1044" chart:data-source-has-labels="both" svg:x="0.699cm" svg:y="1.136cm" svg:width="23.442cm" svg:height="9.991cm">
          <chartooo:coordinate-region svg:x="1.691cm" svg:y="1.348cm" svg:width="22.45cm" svg:height="9.567cm"/>
          <chart:axis chart:dimension="x" chart:name="primary-x" chart:style-name="ch5" chartooo:axis-type="auto">
            <chartooo:date-scale/>
            <chart:title svg:x="11.662cm" svg:y="11.391cm" chart:style-name="ch6">
              <text:p>Episodes</text:p>
            </chart:title>
            <chart:categories table:cell-range-address="QLearning.A45:QLearning.A1044"/>
          </chart:axis>
          <chart:axis chart:dimension="y" chart:name="primary-y" chart:style-name="ch7">
            <chart:title svg:x="0.001cm" svg:y="7.141cm" chart:style-name="ch8">
              <text:p>Steps to goal</text:p>
            </chart:title>
            <chart:grid chart:style-name="ch9" chart:class="major"/>
          </chart:axis>
          <chart:series chart:style-name="ch10" chart:values-cell-range-address="QLearning.C45:QLearning.C1044" chart:label-cell-address="QLearning.C44:QLearning.C44" chart:class="chart:line">
            <chart:data-point chart:repeated="1000"/>
          </chart:series>
          <chart:series chart:style-name="ch11" chart:values-cell-range-address="QLearning.B45:QLearning.B1044" chart:label-cell-address="QLearning.B44:QLearning.B44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10% Noise</text:p>
                <draw:g>
                  <svg:desc>QLearning.C44:QLearning.C44</svg:desc>
                </draw:g>
              </table:table-cell>
              <table:table-cell office:value-type="string">
                <text:p>Without noise</text:p>
                <draw:g>
                  <svg:desc>QLearning.B44:QLearning.B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QLearning.A45:QLearning.A1044</svg:desc>
                </draw:g>
              </table:table-cell>
              <table:table-cell office:value-type="float" office:value="508">
                <text:p>508</text:p>
                <draw:g>
                  <svg:desc>QLearning.C45:QLearning.C1044</svg:desc>
                </draw:g>
              </table:table-cell>
              <table:table-cell office:value-type="float" office:value="1564">
                <text:p>1564</text:p>
                <draw:g>
                  <svg:desc>QLearning.B45:QLearning.B104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62">
                <text:p>186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8">
                <text:p>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22">
                <text:p>102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80">
                <text:p>7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4">
                <text:p>19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6">
                <text:p>26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04">
                <text:p>9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80">
                <text:p>88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0">
                <text:p>10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06">
                <text:p>50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88">
                <text:p>88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96">
                <text:p>89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12">
                <text:p>2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2">
                <text:p>67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8">
                <text:p>2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76">
                <text:p>67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82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4">
                <text:p>19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4">
                <text:p>1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2">
                <text:p>14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2">
                <text:p>36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6">
                <text:p>13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6">
                <text:p>3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22">
                <text:p>32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8">
                <text:p>2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8">
                <text:p>21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8">
                <text:p>23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26">
                <text:p>42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6">
                <text:p>2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76">
                <text:p>27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62">
                <text:p>2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8">
                <text:p>22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8">
                <text:p>35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78">
                <text:p>1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0">
                <text:p>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2">
                <text:p>27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2">
                <text:p>1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46">
                <text:p>4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36">
                <text:p>2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04">
                <text:p>20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42">
                <text:p>44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0">
                <text:p>4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4">
                <text:p>1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6">
                <text:p>1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6">
                <text:p>2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0">
                <text:p>1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38">
                <text:p>1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96">
                <text:p>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56">
                <text:p>15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6">
                <text:p>2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8">
                <text:p>10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4">
                <text:p>1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8">
                <text:p>13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76">
                <text:p>3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16">
                <text:p>2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86">
                <text:p>8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98">
                <text:p>1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48">
                <text:p>1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8">
                <text:p>9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58">
                <text:p>1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66">
                <text:p>1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04">
                <text:p>20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4">
                <text:p>1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8">
                <text:p>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72">
                <text:p>1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78">
                <text:p>1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6">
                <text:p>1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2">
                <text:p>5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08">
                <text:p>2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48">
                <text:p>14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4">
                <text:p>1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4">
                <text:p>1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42">
                <text:p>24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48">
                <text:p>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02">
                <text:p>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82">
                <text:p>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38">
                <text:p>1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68">
                <text:p>6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22">
                <text:p>1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06">
                <text:p>1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12">
                <text:p>1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86">
                <text:p>8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16">
                <text:p>1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12">
                <text:p>1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78">
                <text:p>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38">
                <text:p>1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64">
                <text:p>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06">
                <text:p>2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34">
                <text:p>1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96">
                <text:p>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4">
                <text:p>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66">
                <text:p>1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08">
                <text:p>1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06">
                <text:p>2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0">
                <text:p>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28">
                <text:p>12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02">
                <text:p>1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92">
                <text:p>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76">
                <text:p>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48">
                <text:p>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36">
                <text:p>1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32">
                <text:p>1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0">
                <text:p>2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8">
                <text:p>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2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86">
                <text:p>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16">
                <text:p>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14">
                <text:p>1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4">
                <text:p>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2">
                <text:p>1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02">
                <text:p>1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94">
                <text:p>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02">
                <text:p>20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22">
                <text:p>12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46">
                <text:p>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18">
                <text:p>1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26">
                <text:p>1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74">
                <text:p>1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74">
                <text:p>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88">
                <text:p>1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90">
                <text:p>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06">
                <text:p>1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44">
                <text:p>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86">
                <text:p>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64">
                <text:p>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2">
                <text:p>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4">
                <text:p>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08">
                <text:p>1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54">
                <text:p>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30">
                <text:p>1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12">
                <text:p>1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88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48">
                <text:p>1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12">
                <text:p>1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32">
                <text:p>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46">
                <text:p>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08">
                <text:p>1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2">
                <text:p>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16">
                <text:p>1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04">
                <text:p>1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62">
                <text:p>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28">
                <text:p>1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46">
                <text:p>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2">
                <text:p>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08">
                <text:p>1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74">
                <text:p>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62">
                <text:p>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04">
                <text:p>1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6">
                <text:p>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44">
                <text:p>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92">
                <text:p>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70">
                <text:p>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76">
                <text:p>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92">
                <text:p>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02">
                <text:p>1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84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20">
                <text:p>1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4">
                <text:p>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6">
                <text:p>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56">
                <text:p>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26">
                <text:p>1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30">
                <text:p>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68">
                <text:p>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82">
                <text:p>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82">
                <text:p>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62">
                <text:p>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88">
                <text:p>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86">
                <text:p>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44">
                <text:p>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58">
                <text:p>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96">
                <text:p>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68">
                <text:p>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true" chart:label-arrangement="side-by-side" chart:axis-position="0" style:direction="ttb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76cm" svg:stroke-color="#808080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76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25cm" svg:height="9cm" xlink:href=".." xlink:type="simple" chart:class="chart:line" chart:style-name="ch1">
        <chart:title svg:x="3.945cm" svg:y="0.316cm" chart:style-name="ch2">
          <text:p>Q-learning (Magnified near convergence; episodes 800-899)</text:p>
        </chart:title>
        <chart:legend svg:x="11.595cm" svg:y="7.006cm" style:legend-expansion="custom" chartooo:width="6.911cm" chartooo:height="1.148cm" style:legend-expansion-aspect-ratio="6.02003484320557" chart:style-name="ch3"/>
        <chart:plot-area chart:style-name="ch4" table:cell-range-address="Convergence.A1:Convergence.C101" chart:data-source-has-labels="both" svg:x="0.907cm" svg:y="1.486cm" svg:width="17.805cm" svg:height="7.015cm">
          <chartooo:coordinate-region svg:x="1.528cm" svg:y="1.698cm" svg:width="17.184cm" svg:height="6.591cm"/>
          <chart:axis chart:dimension="x" chart:name="primary-x" chart:style-name="ch5" chartooo:axis-type="auto">
            <chartooo:date-scale/>
            <chart:title svg:x="9.143cm" svg:y="8.413cm" chart:style-name="ch6">
              <text:p>Episode</text:p>
            </chart:title>
            <chart:categories table:cell-range-address="Convergence.A2:Convergence.A101"/>
          </chart:axis>
          <chart:axis chart:dimension="y" chart:name="primary-y" chart:style-name="ch7">
            <chart:title svg:x="0.001cm" svg:y="6.003cm" chart:style-name="ch8">
              <text:p>Steps to goal</text:p>
            </chart:title>
            <chart:grid chart:style-name="ch9" chart:class="major"/>
          </chart:axis>
          <chart:series chart:style-name="ch10" chart:values-cell-range-address="Convergence.C2:Convergence.C101" chart:label-cell-address="Convergence.C1:Convergence.C1" chart:class="chart:line">
            <chart:data-point chart:repeated="100"/>
          </chart:series>
          <chart:series chart:style-name="ch11" chart:values-cell-range-address="Convergence.B2:Convergence.B101" chart:label-cell-address="Convergence.B1:Convergence.B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10% Noise</text:p>
                <draw:g>
                  <svg:desc>Convergence.C1:Convergence.C1</svg:desc>
                </draw:g>
              </table:table-cell>
              <table:table-cell office:value-type="string">
                <text:p>Without noise</text:p>
                <draw:g>
                  <svg:desc>Convergence.B1:Convergence.B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Convergence.A2:Convergence.A101</svg:desc>
                </draw:g>
              </table:table-cell>
              <table:table-cell office:value-type="float" office:value="42">
                <text:p>42</text:p>
                <draw:g>
                  <svg:desc>Convergence.C2:Convergence.C101</svg:desc>
                </draw:g>
              </table:table-cell>
              <table:table-cell office:value-type="float" office:value="40">
                <text:p>40</text:p>
                <draw:g>
                  <svg:desc>Convergence.B2:Convergence.B101</svg:desc>
                </draw:g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5036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draw:stroke="dash" draw:stroke-dash="Fine_20_Dashed_20__28_var_29_" svg:stroke-width="0.076cm" svg:stroke-color="#808080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draw:stroke-dash="Fine_20_Dashed_20__28_var_29_" svg:stroke-width="0.025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5cm" svg:height="13.178cm" xlink:href="." xlink:type="simple" chart:class="chart:line" chart:style-name="ch1">
        <chart:title svg:x="10.276cm" svg:y="0.399cm" chart:style-name="ch2">
          <text:p>Greedy Q-Learning</text:p>
        </chart:title>
        <chart:legend svg:x="16.199cm" svg:y="2.147cm" style:legend-expansion="custom" chartooo:width="6.4cm" chartooo:height="1.301cm" style:legend-expansion-aspect-ratio="4.91929285165258" chart:style-name="ch3"/>
        <chart:plot-area chart:style-name="ch4" chart:data-source-has-labels="both" svg:x="0.661cm" svg:y="1.136cm" svg:width="22.941cm" svg:height="9.991cm">
          <chartooo:coordinate-region svg:x="1.653cm" svg:y="1.348cm" svg:width="21.949cm" svg:height="9.567cm"/>
          <chart:axis chart:dimension="x" chart:name="primary-x" chart:style-name="ch5" chartooo:axis-type="auto">
            <chartooo:date-scale/>
            <chart:title svg:x="11.373cm" svg:y="11.391cm" chart:style-name="ch6">
              <text:p>Episodes</text:p>
            </chart:title>
            <chart:categories table:cell-range-address="local-table.$A$2:.$A$1001"/>
          </chart:axis>
          <chart:axis chart:dimension="y" chart:name="primary-y" chart:style-name="ch7">
            <chart:title svg:x="0.001cm" svg:y="7.141cm" chart:style-name="ch8">
              <text:p>Steps to goal</text:p>
            </chart:title>
            <chart:grid chart:style-name="ch9" chart:class="major"/>
          </chart:axis>
          <chart:series chart:style-name="ch10" chart:values-cell-range-address="local-table.$B$2:.$B$1001" chart:label-cell-address="local-table.$B$1" chart:class="chart:line">
            <chart:data-point chart:repeated="1000"/>
          </chart:series>
          <chart:series chart:style-name="ch11" chart:values-cell-range-address="local-table.$C$2:.$C$1001" chart:label-cell-address="local-table.$C$1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10% Noise</text:p>
              </table:table-cell>
              <table:table-cell office:value-type="string">
                <text:p>Without nois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508">
                <text:p>50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62">
                <text:p>186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8">
                <text:p>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22">
                <text:p>102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80">
                <text:p>7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4">
                <text:p>19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6">
                <text:p>26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04">
                <text:p>9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80">
                <text:p>88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0">
                <text:p>10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06">
                <text:p>50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88">
                <text:p>88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96">
                <text:p>89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12">
                <text:p>2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2">
                <text:p>67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8">
                <text:p>2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76">
                <text:p>67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82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4">
                <text:p>19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4">
                <text:p>1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2">
                <text:p>14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2">
                <text:p>36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6">
                <text:p>13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6">
                <text:p>3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22">
                <text:p>32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8">
                <text:p>2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8">
                <text:p>21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8">
                <text:p>23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26">
                <text:p>42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6">
                <text:p>2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76">
                <text:p>27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62">
                <text:p>2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8">
                <text:p>22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8">
                <text:p>35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78">
                <text:p>1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0">
                <text:p>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2">
                <text:p>27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2">
                <text:p>1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46">
                <text:p>4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36">
                <text:p>2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04">
                <text:p>20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42">
                <text:p>44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0">
                <text:p>4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4">
                <text:p>1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6">
                <text:p>1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6">
                <text:p>2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0">
                <text:p>1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38">
                <text:p>1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96">
                <text:p>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56">
                <text:p>15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6">
                <text:p>2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8">
                <text:p>10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4">
                <text:p>1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8">
                <text:p>13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76">
                <text:p>3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16">
                <text:p>2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86">
                <text:p>8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98">
                <text:p>1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48">
                <text:p>1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8">
                <text:p>9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58">
                <text:p>1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66">
                <text:p>1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04">
                <text:p>20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4">
                <text:p>1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8">
                <text:p>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72">
                <text:p>1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78">
                <text:p>1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6">
                <text:p>1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2">
                <text:p>5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08">
                <text:p>2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48">
                <text:p>14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4">
                <text:p>1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4">
                <text:p>1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42">
                <text:p>24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48">
                <text:p>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02">
                <text:p>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82">
                <text:p>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38">
                <text:p>1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68">
                <text:p>6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22">
                <text:p>1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06">
                <text:p>1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12">
                <text:p>1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86">
                <text:p>8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16">
                <text:p>1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12">
                <text:p>1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78">
                <text:p>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38">
                <text:p>1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64">
                <text:p>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06">
                <text:p>2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34">
                <text:p>1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96">
                <text:p>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4">
                <text:p>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66">
                <text:p>1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08">
                <text:p>1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06">
                <text:p>2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0">
                <text:p>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28">
                <text:p>12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02">
                <text:p>1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92">
                <text:p>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76">
                <text:p>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48">
                <text:p>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36">
                <text:p>1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32">
                <text:p>1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0">
                <text:p>2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8">
                <text:p>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2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86">
                <text:p>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16">
                <text:p>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14">
                <text:p>1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4">
                <text:p>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2">
                <text:p>1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02">
                <text:p>1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94">
                <text:p>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02">
                <text:p>20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22">
                <text:p>12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46">
                <text:p>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18">
                <text:p>1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26">
                <text:p>1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74">
                <text:p>1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74">
                <text:p>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88">
                <text:p>1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90">
                <text:p>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06">
                <text:p>1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44">
                <text:p>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86">
                <text:p>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64">
                <text:p>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2">
                <text:p>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4">
                <text:p>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08">
                <text:p>1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54">
                <text:p>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30">
                <text:p>1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12">
                <text:p>1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88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48">
                <text:p>1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12">
                <text:p>1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32">
                <text:p>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46">
                <text:p>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08">
                <text:p>1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2">
                <text:p>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16">
                <text:p>1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04">
                <text:p>1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62">
                <text:p>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28">
                <text:p>1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46">
                <text:p>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2">
                <text:p>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08">
                <text:p>1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74">
                <text:p>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62">
                <text:p>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04">
                <text:p>1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6">
                <text:p>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44">
                <text:p>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92">
                <text:p>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70">
                <text:p>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76">
                <text:p>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92">
                <text:p>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02">
                <text:p>1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84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20">
                <text:p>1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4">
                <text:p>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6">
                <text:p>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56">
                <text:p>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26">
                <text:p>1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30">
                <text:p>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68">
                <text:p>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82">
                <text:p>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82">
                <text:p>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62">
                <text:p>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88">
                <text:p>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86">
                <text:p>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44">
                <text:p>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58">
                <text:p>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96">
                <text:p>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68">
                <text:p>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5036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draw:stroke="dash" draw:stroke-dash="Fine_20_Dashed_20__28_var_29_" svg:stroke-width="0.076cm" svg:stroke-color="#808080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37cm" svg:height="8.662cm" xlink:href="." xlink:type="simple" chart:class="chart:line" chart:style-name="ch1">
        <chart:title svg:x="5.419cm" svg:y="0.309cm" chart:style-name="ch2">
          <text:p>Q-Learning (Magnified Initial episodes 1-100)</text:p>
        </chart:title>
        <chart:legend svg:x="12.7cm" svg:y="1.477cm" style:legend-expansion="custom" chartooo:width="5.988cm" chartooo:height="1.104cm" style:legend-expansion-aspect-ratio="5.42391304347826" chart:style-name="ch3"/>
        <chart:plot-area chart:style-name="ch4" chart:data-source-has-labels="both" svg:x="1.179cm" svg:y="1.135cm" svg:width="17.694cm" svg:height="6.422cm">
          <chartooo:coordinate-region svg:x="2.171cm" svg:y="1.347cm" svg:width="16.702cm" svg:height="5.998cm"/>
          <chart:axis chart:dimension="x" chart:name="primary-x" chart:style-name="ch5" chartooo:axis-type="auto">
            <chartooo:date-scale/>
            <chart:title svg:x="9.36cm" svg:y="7.731cm" chart:style-name="ch6">
              <text:p>Episode</text:p>
            </chart:title>
            <chart:categories table:cell-range-address="local-table.$A$2:.$A$102"/>
          </chart:axis>
          <chart:axis chart:dimension="y" chart:name="primary-y" chart:style-name="ch7">
            <chart:title svg:x="0.198cm" svg:y="5.382cm" chart:style-name="ch8">
              <text:p>Steps to Goal</text:p>
            </chart:title>
            <chart:grid chart:style-name="ch9" chart:class="major"/>
          </chart:axis>
          <chart:series chart:style-name="ch10" chart:values-cell-range-address="local-table.$B$2:.$B$102" chart:label-cell-address="local-table.$B$1" chart:class="chart:line">
            <chart:data-point chart:repeated="101"/>
          </chart:series>
          <chart:series chart:style-name="ch11" chart:values-cell-range-address="local-table.$C$2:.$C$102" chart:label-cell-address="local-table.$C$1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10% Noise</text:p>
              </table:table-cell>
              <table:table-cell office:value-type="string">
                <text:p>Without nois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508">
                <text:p>50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62">
                <text:p>186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8">
                <text:p>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22">
                <text:p>102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80">
                <text:p>7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4">
                <text:p>19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6">
                <text:p>26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04">
                <text:p>9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80">
                <text:p>88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0">
                <text:p>10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06">
                <text:p>50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88">
                <text:p>88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96">
                <text:p>89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12">
                <text:p>2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2">
                <text:p>67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8">
                <text:p>2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76">
                <text:p>67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82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4">
                <text:p>19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4">
                <text:p>1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2">
                <text:p>14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2">
                <text:p>36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6">
                <text:p>13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6">
                <text:p>3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22">
                <text:p>32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8">
                <text:p>2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8">
                <text:p>21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8">
                <text:p>23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26">
                <text:p>42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6">
                <text:p>2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76">
                <text:p>27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62">
                <text:p>2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8">
                <text:p>22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8">
                <text:p>35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78">
                <text:p>1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0">
                <text:p>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2">
                <text:p>27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2">
                <text:p>1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46">
                <text:p>4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36">
                <text:p>2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04">
                <text:p>20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42">
                <text:p>44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0">
                <text:p>4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4">
                <text:p>1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6">
                <text:p>1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6">
                <text:p>2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0">
                <text:p>1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38">
                <text:p>1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96">
                <text:p>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56">
                <text:p>15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6">
                <text:p>2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8">
                <text:p>10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14">
                <text:p>2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4">
                <text:p>1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8">
                <text:p>13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76">
                <text:p>3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5036">
      <style:chart-properties chart:display-label="false" chart:tick-marks-major-inner="false" chart:tick-marks-major-outer="false" chart:logarithmic="false" chart:reverse-direction="false" text:line-break="true" chart:label-arrangement="side-by-side" chart:link-data-style-to-source="false" chart:axis-position="0" style:direction="ttb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draw:stroke="dash" draw:stroke-dash="Fine_20_Dashed_20__28_var_29_" svg:stroke-width="0.076cm" svg:stroke-color="#808080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76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25cm" svg:height="9cm" xlink:href="." xlink:type="simple" chart:class="chart:line" chart:style-name="ch1">
        <chart:title svg:x="3.945cm" svg:y="0.316cm" chart:style-name="ch2">
          <text:p>Q-learning (Magnified near convergence; episodes 800-899)</text:p>
        </chart:title>
        <chart:legend svg:x="11.595cm" svg:y="7.006cm" style:legend-expansion="custom" chartooo:width="6.911cm" chartooo:height="1.148cm" style:legend-expansion-aspect-ratio="6.02003484320557" chart:style-name="ch3"/>
        <chart:plot-area chart:style-name="ch4" chart:data-source-has-labels="both" svg:x="0.907cm" svg:y="1.486cm" svg:width="17.805cm" svg:height="7.014cm">
          <chartooo:coordinate-region svg:x="1.528cm" svg:y="1.698cm" svg:width="17.184cm" svg:height="6.59cm"/>
          <chart:axis chart:dimension="x" chart:name="primary-x" chart:style-name="ch5" chartooo:axis-type="auto">
            <chartooo:date-scale/>
            <chart:title svg:x="9.143cm" svg:y="8.413cm" chart:style-name="ch6">
              <text:p>Episode</text:p>
            </chart:title>
            <chart:categories table:cell-range-address="local-table.$A$2:.$A$101"/>
          </chart:axis>
          <chart:axis chart:dimension="y" chart:name="primary-y" chart:style-name="ch7">
            <chart:title svg:x="0.001cm" svg:y="6.003cm" chart:style-name="ch8">
              <text:p>Steps to goal</text:p>
            </chart:title>
            <chart:grid chart:style-name="ch9" chart:class="major"/>
          </chart:axis>
          <chart:series chart:style-name="ch10" chart:values-cell-range-address="local-table.$B$2:.$B$101" chart:label-cell-address="local-table.$B$1" chart:class="chart:line">
            <chart:data-point chart:repeated="100"/>
          </chart:series>
          <chart:series chart:style-name="ch11" chart:values-cell-range-address="local-table.$C$2:.$C$101" chart:label-cell-address="local-table.$C$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10% Noise</text:p>
              </table:table-cell>
              <table:table-cell office:value-type="string">
                <text:p>Without noise</text:p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